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officeooo:rsid="0020fd45" officeooo:paragraph-rsid="0020fd45"/>
    </style:style>
    <style:style style:name="P2" style:family="paragraph" style:parent-style-name="Standard">
      <style:text-properties officeooo:rsid="0020fd45" officeooo:paragraph-rsid="002039a6"/>
    </style:style>
    <style:style style:name="P3" style:family="paragraph" style:parent-style-name="Standard">
      <style:text-properties officeooo:rsid="002a7c3b" officeooo:paragraph-rsid="002a7c3b"/>
    </style:style>
    <style:style style:name="P4" style:family="paragraph" style:parent-style-name="Text_20_body">
      <style:paragraph-properties fo:margin-left="0cm" fo:margin-right="0cm" fo:line-height="100%" fo:orphans="2" fo:widows="2" fo:text-indent="0cm" style:auto-text-indent="false"/>
      <style:text-properties fo:font-weight="normal" officeooo:rsid="002a7c3b" officeooo:paragraph-rsid="002a7c3b" style:font-weight-asian="normal" style:font-weight-complex="normal"/>
    </style:style>
    <style:style style:name="P5"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fo:font-style="normal" fo:font-weight="normal" officeooo:paragraph-rsid="002a7c3b" style:font-size-asian="12pt" style:font-weight-asian="normal" style:font-size-complex="12pt" style:font-weight-complex="normal"/>
    </style:style>
    <style:style style:name="P6"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fo:font-style="normal" fo:font-weight="normal" officeooo:rsid="002a7c3b" officeooo:paragraph-rsid="002a7c3b" style:font-size-asian="12pt" style:font-weight-asian="normal" style:font-size-complex="12pt" style:font-weight-complex="normal"/>
    </style:style>
    <style:style style:name="P7" style:family="paragraph" style:parent-style-name="Text_20_body">
      <style:paragraph-properties fo:margin-left="0cm" fo:margin-right="0cm" fo:line-height="100%" fo:orphans="2" fo:widows="2" fo:text-indent="0cm" style:auto-text-indent="false"/>
      <style:text-properties fo:font-weight="normal" officeooo:paragraph-rsid="002a7c3b" style:font-weight-asian="normal" style:font-weight-complex="normal"/>
    </style:style>
    <style:style style:name="T1" style:family="text">
      <style:text-properties fo:font-variant="normal" fo:text-transform="none" fo:color="#202122" loext:opacity="100%" style:font-name="Liberation Serif" fo:font-size="12pt" fo:letter-spacing="normal" fo:font-style="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tps://www.youtube.com/watch?v=EPFnMC7-_uE</text:p>
      <text:p text:style-name="P1"/>
      <text:p text:style-name="P1"/>
      <text:p text:style-name="P3">La parte de realdad sobre la historia de le corrida es que el principio de la corrida es el pelea contra el toro. La corrida se originaron principalmente en espana y en francia, mas precisamente en el pays basquo.</text:p>
      <text:p text:style-name="P3">Aparece entre el edad media pero los expertos no saben exactamente cuando.</text:p>
      <text:p text:style-name="P3">Para algún investigador, la tauromaquia está ligada al rito sacrificial de los juegos taurinos de la antigüedad así como a un dios toro, pero esta hipótesis ha sido descartada recientemente.</text:p>
      <text:p text:style-name="P3">Desde 1901 existe un movimiento antitaurino liderado por una alianza que lucha por el no maltrato de los animales implicados en la tauromaquia así como por su abolición, lo que plantea un problema ya que siendo parte de la historia francesa y española, cierto seguidor declara que este espectáculo es parte del patrimonio.</text:p>
      <text:p text:style-name="P3"/>
      <text:p text:style-name="P5">Contra esto, los animalistas de la tauromaquia han utilizado en ocasiones argumentos políticos. Así como la tauromaquia fue apoyada por Francisco Franco, y como varios matadores se pusieron del lado de los nacionalistas durante la Guerra Civil española, los protectores del toro han utilizado estos dos puntos, que los historiadores taurinos pasan por alto, para clasificar este espectáculo en la categoría "fascista". El argumento todavía es utilizado hoy por ciertos sitios y ciertas movilizaciones, a pesar del mantenimiento de la tauromaquia bajo los siguientes regímenes diferentes.</text:p>
      <text:p text:style-name="P5">Si la protección animal es una de las razones esgrimidas para la prohibición de las corridas de toros, Boria Sax recuerda que la noción de protección animal plantea interrogantes de cara al ser humano. En tiempos de Francisco Franco, el animalismo servía de “cobertura moral” a uno de sus aliados, Adolf Hitler. El 8 de septiembre de 1938, Hitler aprobó una ley sobre el transporte de animales por ferrocarril, con condiciones particulares de comodidad detallando el correcto espacio reservado para cada uno de ellos: caballo, cerdo o terneros, mientras que al mismo tiempo, los vagones transportaban seres humanos amontonados. hacia los campamentos. Sin embargo, en ningún momento hace la conexión entre protección animal y fascismo.</text:p>
      <text:p text:style-name="P7"/>
      <text:p text:style-name="P7"/>
      <text:p text:style-name="P7"/>
      <text:p text:style-name="P7"/>
      <text:p text:style-name="P7"/>
      <text:p text:style-name="P6">Ahora por la parte de ficcion podemos decir que los origenes son indetreminados y que no sabemos en que pays la corrida aparece por primera vez.</text:p>
      <text:p text:style-name="P6">Por exemplo recuerdan que Le Cid, comandante a las órdenes del rey, era aficionado a estos juegos, de los que fue inventor. Pero eso es solo una hipothsis no hay <text:s/>suficiente documentos sobre este parte de la historia.</text:p>
      <text:p text:style-name="P6">Para continuar con el Cid su colage mientras lucha al toro es celebrada por muchas obras como la poesía,</text:p>
      <text:p text:style-name="P6">Pero muchos investigadores cuestionan las descripciones que hacen estos libros porque no encuentran ninguna prueba formal de las hazañas del Cid campeador, Refilon afirma que "la acción del Cid Campeador que habría toreado un toro en Madrid en 1038 es una invención de poeta".</text:p>
      <text:p text:style-name="P6">Sin embargo, Pierre Dupuy reavivó el debate al preguntarse si tantos testimonios del siglo XVIII, y la ilustración de Goya, no eran más que pura invención. Enfatiza que no se puede decir nada con certeza en ausencia de documentos de respaldo.</text:p>
      <text:p text:style-name="P4"><text:soft-page-break/><text:span text:style-name="T1">Por fin muchas personas piensan que la capa roja utilizado para los torreros es parte de la tradition espanola pero es parte de la civilisation Maures que son personas que han colonizado espagn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3T10:15:59.749000000</meta:creation-date>
    <meta:generator>LibreOffice/7.5.0.3$Windows_X86_64 LibreOffice_project/c21113d003cd3efa8c53188764377a8272d9d6de</meta:generator>
    <dc:date>2023-04-06T22:29:30.323000000</dc:date>
    <meta:editing-duration>PT3H23M59S</meta:editing-duration>
    <meta:editing-cycles>5</meta:editing-cycles>
    <meta:document-statistic meta:table-count="0" meta:image-count="0" meta:object-count="0" meta:page-count="2" meta:paragraph-count="13" meta:word-count="537" meta:character-count="3341" meta:non-whitespace-character-count="2816"/>
  </office:meta>
</office:document-meta>
</file>